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8.022">
            <text:p>88.02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735">
            <text:p>98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3191">
            <text:p>96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571">
            <text:p>99.2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882">
            <text:p>98.0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725">
            <text:p>97.47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59">
            <text:p>97.4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78">
            <text:p>96.77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345">
            <text:p>97.1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841">
            <text:p>98.08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264">
            <text:p>97.326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065">
            <text:p>97.90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917">
            <text:p>96.7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5">
            <text:p>98.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8556">
            <text:p>94.8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243">
            <text:p>97.3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947">
            <text:p>98.1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182">
            <text:p>97.4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641">
            <text:p>97.6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972">
            <text:p>97.297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8553">
            <text:p>97.85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829">
            <text:p>97.78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872">
            <text:p>98.187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097">
            <text:p>96.0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931">
            <text:p>96.7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824">
            <text:p>99.1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941">
            <text:p>96.2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722">
            <text:p>96.4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294">
            <text:p>98.0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625">
            <text:p>96.6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885">
            <text:p>98.0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421">
            <text:p>97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432">
            <text:p>97.64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6632">
            <text:p>98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16">
            <text:p>95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095">
            <text:p>97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772">
            <text:p>97.4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792">
            <text:p>97.9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54">
            <text:p>98.0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75">
            <text:p>99.2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269">
            <text:p>97.526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6">
            <text:p>98.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762">
            <text:p>95.8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059">
            <text:p>97.5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7955">
            <text:p>98.7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448">
            <text:p>97.844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87">
            <text:p>97.5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909">
            <text:p>97.9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534">
            <text:p>96.55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7875">
            <text:p>98.7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16">
            <text:p>97.2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38">
            <text:p>96.73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056">
            <text:p>98.6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1118">
            <text:p>95.11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4637">
            <text:p>96.46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7619">
            <text:p>98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714">
            <text:p>97.37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455">
            <text:p>96.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2818">
            <text:p>98.2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772">
            <text:p>97.4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864">
            <text:p>96.9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231">
            <text:p>98.42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.7556">
            <text:p>93.7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905">
            <text:p>97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485">
            <text:p>97.3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333">
            <text:p>97.1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742">
            <text:p>97.2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6387">
            <text:p>95.6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056">
            <text:p>97.6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8346">
            <text:p>98.8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383">
            <text:p>97.738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037">
            <text:p>98.1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445">
            <text:p>97.0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188">
            <text:p>96.1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31">
            <text:p>98.2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414">
            <text:p>97.1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2">
            <text:p>96.7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9659">
            <text:p>97.9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217">
            <text:p>97.9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567">
            <text:p>97.5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2852">
            <text:p>96.2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461">
            <text:p>97.446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22">
            <text:p>96.4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3">
            <text:p>97.2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786">
            <text:p>97.7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895">
            <text:p>97.0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834">
            <text:p>98.08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333">
            <text:p>97.733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45">
            <text:p>97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077">
            <text:p>97.6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438">
            <text:p>98.6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226">
            <text:p>96.3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68">
            <text:p>96.6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9549">
            <text:p>96.9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958">
            <text:p>97.095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762">
            <text:p>97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852">
            <text:p>97.6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9652">
            <text:p>97.9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194">
            <text:p>97.9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98">
            <text:p>97.329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762">
            <text:p>96.8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8">
            <text:p>96.6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936">
            <text:p>96.9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458">
            <text:p>97.9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933">
            <text:p>96.5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792">
            <text:p>97.9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5">
            <text:p>97.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6211">
            <text:p>96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3.8467">
            <text:p>93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533">
            <text:p>97.9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69">
            <text:p>97.1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593">
            <text:p>98.0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41">
            <text:p>97.4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348">
            <text:p>98.3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45">
            <text:p>96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3.745">
            <text:p>93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1:.A500])/500" office:value-type="float" office:value="98.0131940000002">
            <text:p>98.013194</text:p>
          </table:table-cell>
          <table:table-cell table:formula="of:=SUM([.B1:.B500])/500" office:value-type="float" office:value="14.59">
            <text:p>14.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3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3:29:26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